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2.00pt" fo:font-weight="bold"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bold" fo:font-family="'Courier New'" style:font-family-asian="'Courier New'" style:font-family-complex="'Courier New'" fo:background-color="transparent" style:use-window-font-color="true"/>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bold" fo:font-family="'Courier New'" style:font-family-asian="'Courier New'" style:font-family-complex="'Courier New'" fo:background-color="transparent" style:use-window-font-color="true"/>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bold" fo:font-family="'Courier New'" style:font-family-asian="'Courier New'" style:font-family-complex="'Courier New'"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T10" style:family="text">
      <style:text-properties fo:font-size="11.00pt" fo:font-weight="bold" fo:font-family="'Courier New'" style:font-family-asian="'Courier New'" style:font-family-complex="'Courier New'" fo:background-color="transparent" style:use-window-font-color="true"/>
    </style:style>
    <style:style style:name="T11" style:family="text">
      <style:text-properties fo:font-size="11.00pt" fo:font-weight="normal" fo:font-family="'Courier New'" style:font-family-asian="'Courier New'" style:font-family-complex="'Courier New'" fo:background-color="transparent" style:use-window-font-color="true"/>
    </style:style>
    <style:style style:name="T12" style:family="text">
      <style:text-properties fo:font-size="12.00pt" fo:font-weight="bold" fo:font-family="'Courier New'" style:font-family-asian="'Courier New'" style:font-family-complex="'Courier New'" fo:background-color="transparent" style:use-window-font-color="true"/>
    </style:style>
    <style:style style:name="T13" style:family="text">
      <style:text-properties fo:font-size="11.00pt" fo:font-weight="normal" fo:font-family="'Courier New'" style:font-family-asian="'Courier New'" style:font-family-complex="'Courier New'" fo:background-color="transparent" style:use-window-font-color="true"/>
    </style:style>
    <style:style style:name="T14" style:family="text">
      <style:text-properties fo:font-size="11.00pt" fo:font-weight="bold" fo:font-family="'Courier New'" style:font-family-asian="'Courier New'" style:font-family-complex="'Courier New'" fo:background-color="transparent" style:use-window-font-color="true"/>
    </style:style>
    <style:style style:name="T15" style:family="text">
      <style:text-properties fo:font-size="11.00pt" fo:font-weight="normal" fo:font-family="'Courier New'" style:font-family-asian="'Courier New'" style:font-family-complex="'Courier New'" fo:background-color="transparent" style:use-window-font-color="true"/>
    </style:style>
    <style:style style:name="T16" style:family="text">
      <style:text-properties fo:font-size="11.00pt" fo:font-weight="bold" fo:font-family="'Courier New'" style:font-family-asian="'Courier New'" style:font-family-complex="'Courier New'"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style:use-window-font-color="true"/>
    </style:style>
    <style:style style:name="T18" style:family="text">
      <style:text-properties fo:font-size="12.00pt" fo:font-weight="bold"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style>
    <style:style style:name="T20" style:family="text">
      <style:text-properties fo:font-size="11.00pt" fo:font-weight="bold" fo:font-family="'Courier New'" style:font-family-asian="'Courier New'" style:font-family-complex="'Courier New'" fo:background-color="transparent" style:use-window-font-color="true"/>
    </style:style>
    <style:style style:name="T21" style:family="text">
      <style:text-properties fo:font-size="11.00pt" fo:font-weight="normal" fo:font-family="'Courier New'" style:font-family-asian="'Courier New'" style:font-family-complex="'Courier New'" fo:background-color="transparent" style:use-window-font-color="true"/>
    </style:style>
    <style:style style:name="T22" style:family="text">
      <style:text-properties fo:font-size="11.00pt" fo:font-weight="bold" fo:font-family="'Courier New'" style:font-family-asian="'Courier New'" style:font-family-complex="'Courier New'"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style>
    <style:style style:name="T24" style:family="text">
      <style:text-properties fo:font-size="12.00pt" fo:font-weight="bold" fo:font-family="'Courier New'" style:font-family-asian="'Courier New'" style:font-family-complex="'Courier New'"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style>
    <style:style style:name="T26" style:family="text">
      <style:text-properties fo:font-size="11.00pt" fo:font-weight="bold" fo:font-family="'Courier New'" style:font-family-asian="'Courier New'" style:font-family-complex="'Courier New'" fo:background-color="transparent" style:use-window-font-color="true"/>
    </style:style>
    <style:style style:name="T27" style:family="text">
      <style:text-properties fo:font-size="11.00pt" fo:font-weight="normal" fo:font-family="'Courier New'" style:font-family-asian="'Courier New'" style:font-family-complex="'Courier New'" fo:background-color="transparent" style:use-window-font-color="true"/>
    </style:style>
    <style:style style:name="T28" style:family="text">
      <style:text-properties fo:font-size="12.00pt" fo:font-weight="bold"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1.00pt" fo:font-weight="bold" fo:font-family="'Courier New'" style:font-family-asian="'Courier New'" style:font-family-complex="'Courier New'"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bold" fo:font-family="'Courier New'" style:font-family-asian="'Courier New'" style:font-family-complex="'Courier New'" fo:background-color="transparent" style:use-window-font-color="tru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bold" fo:font-family="'Courier New'" style:font-family-asian="'Courier New'" style:font-family-complex="'Courier New'" fo:background-color="transparent" style:use-window-font-color="true"/>
    </style:style>
    <style:style style:name="T35" style:family="text">
      <style:text-properties fo:font-size="11.00pt" fo:font-weight="normal" fo:font-family="'Courier New'" style:font-family-asian="'Courier New'" style:font-family-complex="'Courier New'" fo:background-color="transparent" style:use-window-font-color="true"/>
    </style:style>
    <style:style style:name="T36" style:family="text">
      <style:text-properties fo:font-size="11.00pt" fo:font-weight="bold" fo:font-family="'Courier New'" style:font-family-asian="'Courier New'" style:font-family-complex="'Courier New'" fo:background-color="transparent" style:use-window-font-color="true"/>
    </style:style>
    <style:style style:name="T37" style:family="text">
      <style:text-properties fo:font-size="11.00pt" fo:font-weight="normal" fo:font-family="'Courier New'" style:font-family-asian="'Courier New'" style:font-family-complex="'Courier New'" fo:background-color="transparent" style:use-window-font-color="true"/>
    </style:style>
    <style:style style:name="T38" style:family="text">
      <style:text-properties fo:font-size="12.00pt" fo:font-weight="bold" fo:font-family="'Courier New'" style:font-family-asian="'Courier New'" style:font-family-complex="'Courier New'" fo:background-color="transparent" style:use-window-font-color="true"/>
    </style:style>
    <style:style style:name="T39" style:family="text">
      <style:text-properties fo:font-size="11.00pt" fo:font-weight="normal" fo:font-family="'Courier New'" style:font-family-asian="'Courier New'" style:font-family-complex="'Courier New'" fo:background-color="transparent" style:use-window-font-color="true"/>
    </style:style>
    <style:style style:name="T40" style:family="text">
      <style:text-properties fo:font-size="11.00pt" fo:font-weight="bold" fo:font-family="'Courier New'" style:font-family-asian="'Courier New'" style:font-family-complex="'Courier New'" fo:background-color="transparent" style:use-window-font-color="true"/>
    </style:style>
    <style:style style:name="T41" style:family="text">
      <style:text-properties fo:font-size="11.00pt" fo:font-weight="normal" fo:font-family="'Courier New'" style:font-family-asian="'Courier New'" style:font-family-complex="'Courier New'" fo:background-color="transparent" style:use-window-font-color="true"/>
    </style:style>
    <style:style style:name="T42" style:family="text">
      <style:text-properties fo:font-size="11.00pt" fo:font-weight="bold" fo:font-family="'Courier New'" style:font-family-asian="'Courier New'" style:font-family-complex="'Courier New'" fo:background-color="transparent" style:use-window-font-color="true"/>
    </style:style>
    <style:style style:name="T43" style:family="text">
      <style:text-properties fo:font-size="11.00pt" fo:font-weight="normal" fo:font-family="'Courier New'" style:font-family-asian="'Courier New'" style:font-family-complex="'Courier New'" fo:background-color="transparent" style:use-window-font-color="true"/>
    </style:style>
    <style:style style:name="T44" style:family="text">
      <style:text-properties fo:font-size="12.00pt" fo:font-weight="bold" fo:font-family="'Courier New'" style:font-family-asian="'Courier New'" style:font-family-complex="'Courier New'" fo:background-color="transparent" style:use-window-font-color="true"/>
    </style:style>
    <style:style style:name="T45" style:family="text">
      <style:text-properties fo:font-size="11.00pt" fo:font-weight="normal" fo:font-family="'Courier New'" style:font-family-asian="'Courier New'" style:font-family-complex="'Courier New'" fo:background-color="transparent" style:use-window-font-color="true"/>
    </style:style>
    <style:style style:name="T46" style:family="text">
      <style:text-properties fo:font-size="11.00pt" fo:font-weight="bold" fo:font-family="'Courier New'" style:font-family-asian="'Courier New'" style:font-family-complex="'Courier New'" fo:background-color="transparent" style:use-window-font-color="true"/>
    </style:style>
    <style:style style:name="T47" style:family="text">
      <style:text-properties fo:font-size="11.00pt" fo:font-weight="normal" fo:font-family="'Courier New'" style:font-family-asian="'Courier New'" style:font-family-complex="'Courier New'" fo:background-color="transparent" style:use-window-font-color="true"/>
    </style:style>
    <style:style style:name="T48" style:family="text">
      <style:text-properties fo:font-size="11.00pt" fo:font-weight="bold" fo:font-family="'Courier New'" style:font-family-asian="'Courier New'" style:font-family-complex="'Courier New'" fo:background-color="transparent" style:use-window-font-color="true"/>
    </style:style>
    <style:style style:name="T49" style:family="text">
      <style:text-properties fo:font-size="11.00pt" fo:font-weight="normal" fo:font-family="'Courier New'" style:font-family-asian="'Courier New'" style:font-family-complex="'Courier New'" fo:background-color="transparent" style:use-window-font-color="true"/>
    </style:style>
    <style:style style:name="T50" style:family="text">
      <style:text-properties fo:font-size="11.00pt" fo:font-weight="bold" fo:font-family="'Courier New'" style:font-family-asian="'Courier New'" style:font-family-complex="'Courier New'" fo:background-color="transparent" style:use-window-font-color="true"/>
    </style:style>
    <style:style style:name="T51" style:family="text">
      <style:text-properties fo:font-size="11.00pt" fo:font-weight="normal" fo:font-family="'Courier New'" style:font-family-asian="'Courier New'" style:font-family-complex="'Courier New'" fo:background-color="transparent" style:use-window-font-color="true"/>
    </style:style>
    <style:style style:name="T52" style:family="text">
      <style:text-properties fo:font-size="11.00pt" fo:font-weight="bold" fo:font-family="'Courier New'" style:font-family-asian="'Courier New'" style:font-family-complex="'Courier New'" fo:background-color="transparent" style:use-window-font-color="true"/>
    </style:style>
    <style:style style:name="T53" style:family="text">
      <style:text-properties fo:font-size="11.00pt" fo:font-weight="normal" fo:font-family="'Courier New'" style:font-family-asian="'Courier New'" style:font-family-complex="'Courier New'" fo:background-color="transparent" style:use-window-font-color="true"/>
    </style:style>
    <style:style style:name="T54" style:family="text">
      <style:text-properties fo:font-size="11.00pt" fo:font-weight="bold" fo:font-family="'Courier New'" style:font-family-asian="'Courier New'" style:font-family-complex="'Courier New'" fo:background-color="transparent" style:use-window-font-color="true"/>
    </style:style>
    <style:style style:name="T55" style:family="text">
      <style:text-properties fo:font-size="11.00pt" fo:font-weight="normal" fo:font-family="'Courier New'" style:font-family-asian="'Courier New'" style:font-family-complex="'Courier New'" fo:background-color="transparent" style:use-window-font-color="true"/>
    </style:style>
    <style:style style:name="T56" style:family="text">
      <style:text-properties fo:font-size="11.00pt" fo:font-weight="bold" fo:font-family="'Courier New'" style:font-family-asian="'Courier New'" style:font-family-complex="'Courier New'" fo:background-color="transparent" style:use-window-font-color="true"/>
    </style:style>
    <style:style style:name="T57" style:family="text">
      <style:text-properties fo:font-size="11.00pt" fo:font-weight="normal" fo:font-family="'Courier New'" style:font-family-asian="'Courier New'" style:font-family-complex="'Courier New'" fo:background-color="transparent" style:use-window-font-color="true"/>
    </style:style>
    <style:style style:name="T58" style:family="text">
      <style:text-properties fo:font-size="11.00pt" fo:font-weight="bold" fo:font-family="'Courier New'" style:font-family-asian="'Courier New'" style:font-family-complex="'Courier New'" fo:background-color="transparent" style:use-window-font-color="true"/>
    </style:style>
    <style:style style:name="T59" style:family="text">
      <style:text-properties fo:font-size="11.00pt" fo:font-weight="normal" fo:font-family="'Courier New'" style:font-family-asian="'Courier New'" style:font-family-complex="'Courier New'" fo:background-color="transparent" style:use-window-font-color="true"/>
    </style:style>
    <style:style style:name="T60" style:family="text">
      <style:text-properties fo:font-size="11.00pt" fo:font-weight="bold" fo:font-family="'Courier New'" style:font-family-asian="'Courier New'" style:font-family-complex="'Courier New'" fo:background-color="transparent" style:use-window-font-color="true"/>
    </style:style>
    <style:style style:name="T61" style:family="text">
      <style:text-properties fo:font-size="11.00pt" fo:font-weight="normal" fo:font-family="'Courier New'" style:font-family-asian="'Courier New'" style:font-family-complex="'Courier New'" fo:background-color="transparent" style:use-window-font-color="true"/>
    </style:style>
    <style:style style:name="T62" style:family="text">
      <style:text-properties fo:font-size="12.00pt" fo:font-weight="bold" fo:font-family="'Courier New'" style:font-family-asian="'Courier New'" style:font-family-complex="'Courier New'" fo:background-color="transparent" style:use-window-font-color="true"/>
    </style:style>
    <style:style style:name="T63" style:family="text">
      <style:text-properties fo:font-size="11.00pt" fo:font-weight="normal" fo:font-family="'Courier New'" style:font-family-asian="'Courier New'" style:font-family-complex="'Courier New'" fo:background-color="transparent" style:use-window-font-color="true"/>
    </style:style>
    <style:style style:name="T64" style:family="text">
      <style:text-properties fo:font-size="12.00pt" fo:font-weight="bold" fo:font-family="'Courier New'" style:font-family-asian="'Courier New'" style:font-family-complex="'Courier New'" fo:background-color="transparent" style:use-window-font-color="true"/>
    </style:style>
    <style:style style:name="T65" style:family="text">
      <style:text-properties fo:font-size="11.00pt" fo:font-weight="normal" fo:font-family="'Courier New'" style:font-family-asian="'Courier New'" style:font-family-complex="'Courier New'" fo:background-color="transparent" style:use-window-font-color="true"/>
    </style:style>
    <style:style style:name="T66" style:family="text">
      <style:text-properties fo:font-size="12.00pt" fo:font-weight="bold" fo:font-family="'Courier New'" style:font-family-asian="'Courier New'" style:font-family-complex="'Courier New'"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style>
    <style:style style:name="T68" style:family="text">
      <style:text-properties fo:font-size="11.00pt" fo:font-weight="bold" fo:font-family="'Courier New'" style:font-family-asian="'Courier New'" style:font-family-complex="'Courier New'" fo:background-color="transparent" style:use-window-font-color="true"/>
    </style:style>
    <style:style style:name="T69" style:family="text">
      <style:text-properties fo:font-size="11.00pt" fo:font-weight="normal" fo:font-family="'Courier New'" style:font-family-asian="'Courier New'" style:font-family-complex="'Courier New'" fo:background-color="transparent" style:use-window-font-color="true"/>
    </style:style>
    <style:style style:name="T70" style:family="text">
      <style:text-properties fo:font-size="11.00pt" fo:font-weight="bold" fo:font-family="'Courier New'" style:font-family-asian="'Courier New'" style:font-family-complex="'Courier New'" fo:background-color="transparent" style:use-window-font-color="true"/>
    </style:style>
    <style:style style:name="T71" style:family="text">
      <style:text-properties fo:font-size="11.00pt" fo:font-weight="normal" fo:font-family="'Courier New'" style:font-family-asian="'Courier New'" style:font-family-complex="'Courier New'" fo:background-color="transparent" style:use-window-font-color="true"/>
    </style:style>
    <style:style style:name="T72" style:family="text">
      <style:text-properties fo:font-size="11.00pt" fo:font-weight="bold" fo:font-family="'Courier New'" style:font-family-asian="'Courier New'" style:font-family-complex="'Courier New'" fo:background-color="transparent" style:use-window-font-color="true"/>
    </style:style>
    <style:style style:name="T73" style:family="text">
      <style:text-properties fo:font-size="11.00pt" fo:font-weight="normal" fo:font-family="'Courier New'" style:font-family-asian="'Courier New'" style:font-family-complex="'Courier New'" fo:background-color="transparent" style:use-window-font-color="true"/>
    </style:style>
    <style:style style:name="T74" style:family="text">
      <style:text-properties fo:font-size="11.00pt" fo:font-weight="bold" fo:font-family="'Courier New'" style:font-family-asian="'Courier New'" style:font-family-complex="'Courier New'" fo:background-color="transparent" style:use-window-font-color="true"/>
    </style:style>
    <style:style style:name="T75"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ÐÏ à¡± á                &gt;   þÿ<text:tab/>                 Y           [       þÿÿÿ    X   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ì¥Á  €<text:tab/>   ð ¿            <text:s/></text:span></text:p>
      <text:p text:style-name="P1"><text:span text:style-name="T1"><text:s/> ÜB    bjbj´V´V                  </text:span></text:p>
      <text:p text:style-name="P1"><text:span text:style-name="T1"><text:s/></text:span></text:p>
      <text:p text:style-name="P1"><text:span text:style-name="T1"><text:s/> 4^  Ö&lt;  Ö&lt;  Ü:                              ÿÿ          ÿÿ          ÿÿ                  ·     P       P   —       —       —       —       —               ÿÿÿÿ    «       «       «       «   &lt;   ç   4   «       Æ   œ                                           ö       ö       ö       E       G       G       G       G       G       G   $   b   ¢       :   k                       —       ö                       ö       ö       ö       ö       k               —       —                           Û   €       ^       ^       ^       ö   ¾   —               —               E               ^                                                       ö       E               ^       ^       ‘                                                                               Ý               ÿÿÿÿ   <text:s text:c="2"/>q  ÃË         «       ´   X   ©   <text:s/></text:span></text:p>
      <text:p text:style-name="P1"><text:span text:style-name="T1"><text:s/>          1       –   0   Æ       ±   ,   &gt;       <text:s/></text:span></text:p>
      <text:p text:style-name="P1"><text:span text:style-name="T1"><text:s/>  R   &gt;       Ý                                                                       Ý       &gt;               —       ñ   @   ö       ö       ^       ö       ö                                       ö       ö       ö       k       k                                       ^                                       ö       ö       ö       Æ       ö       ö       ö       ö               ÿÿÿÿ    ÿÿÿÿ    ÿÿÿÿ            ÿÿÿÿ    ÿÿÿÿ    ÿÿÿÿ    ÿÿÿÿ    ÿÿÿÿ    ÿÿÿÿ    ÿÿÿÿ    ÿÿÿÿ    ÿÿÿÿ    ÿÿÿÿ    ÿÿÿÿ    ÿÿÿÿ    ÿÿÿÿ    ÿÿÿÿ    &gt;       ö       ö       ö       ö       ö       ö                                                               ö       ö       ö       P   </text:span></text:p>
      <text:p text:style-name="P1"><text:span text:style-name="T1"><text:s/></text:span></text:p>
      <text:p text:style-name="P1"><text:span text:style-name="T1"><text:s/> ]   :         </text:span></text:p>
      <text:p text:style-name="P1"><text:span text:style-name="T1"><text:s/></text:span></text:p>
      <text:p text:style-name="P1"><text:span text:style-name="T1"><text:s/>                                                                                                                                                                                                                                                                                                                                                                                                                                     Paco : Sois libres de variar lo que queráis. Ponerlo primero aquí lo que queráis variar para que se sepa.</text:span></text:p>
      <text:p text:style-name="P1"><text:span text:style-name="T1"/></text:p>
      <text:p text:style-name="P1"><text:span text:style-name="T1"/></text:p>
      <text:p text:style-name="P1"><text:span text:style-name="T1">----------------------------------------------------------------------------------------------------------</text:span></text:p>
      <text:p text:style-name="P1"><text:span text:style-name="T1"/></text:p>
      <text:p text:style-name="P1"><text:span text:style-name="T1">INFORMÁTICA GENERAL (parte A). A2T</text:span></text:p>
      <text:p text:style-name="P1"><text:span text:style-name="T1">PREGUNTAS DE LA HISTORIA DE LA INFORMA´TICA</text:span></text:p>
      <text:p text:style-name="P1"><text:span text:style-name="T1"/></text:p>
      <text:p text:style-name="P1"><text:span text:style-name="T2">1.- (Feb-2007) ¿A qué generación de ordenadores corresponde cada uno de los siguientes hitos históricos? ¿En qué consiste cada uno de ellos?</text:span></text:p>
      <text:p text:style-name="P1"><text:span text:style-name="T2">Circuito integrado, transistor, programación cableada, multiprogramación</text:span><text:span text:style-name="T3"/></text:p>
      <text:p text:style-name="P1"><text:span text:style-name="T3"/></text:p>
      <text:p text:style-name="P1"><text:span text:style-name="T4">Circuito Integrado</text:span><text:span text:style-name="T5">: Los circuitos integrados pertenecen a la tercera generación de computadores y sustituyen a los transistores. Su desarrollo y aplicación es vital para reducir el tamaño de los equipos al mismo tiempo se aumentaba de forma exponencial su rapidez y fiabilidad. Consistían en placas con circuitos impresos.</text:span></text:p>
      <text:p text:style-name="P1"><text:span text:style-name="T5"/></text:p>
      <text:p text:style-name="P1"><text:span text:style-name="T6">Transistor</text:span><text:span text:style-name="T7">: Pertenecen a la segunda generación de computadores y sustituye a las válvulas de vacio para transmitir electricidad en las computadoras. Su desarrollo fue vital para disminuir el tamaño de las computadoras a la vez que para la fiabilidad de las mismas (las válvulas de vacio se estropeaban con suma rapidez).</text:span></text:p>
      <text:p text:style-name="P1"><text:span text:style-name="T7"/></text:p>
      <text:p text:style-name="P1"><text:span text:style-name="T8">Programación Cableada</text:span><text:span text:style-name="T9">: En este punto no sé realmente a que se refiere. Por un lado puede referirse a la primera generación de computadoras en la que los equipos tenias que mediante cables prepararlos para que desarrollaran una función u otra (como hacíamos nosotros con Lorenzo). Por otro lado puede referirse a la cuarta generación hablando de sistemas distribuidos en red o similar.</text:span></text:p>
      <text:p text:style-name="P1"><text:span text:style-name="T9"/></text:p>
      <text:p text:style-name="P1"><text:span text:style-name="T10">Multiprogramación</text:span><text:span text:style-name="T11">: Pertenece a la tercera generación de ordenadores. Empezaron a aparecer los primeros equipos capaces de trabajar con más de un programa de forma simultánea.</text:span></text:p>
      <text:p text:style-name="P1"><text:span text:style-name="T11"/></text:p>
      <text:p text:style-name="P1"><text:span text:style-name="T12">2.-(Jun 2007) Comenta brevemente la diferencia entre cada uno de los siguientes pares de términos:</text:span><text:span text:style-name="T13"/></text:p>
      <text:p text:style-name="P1"><text:span text:style-name="T13"/></text:p>
      <text:p text:style-name="P1"><text:span text:style-name="T14">Multiprogramación vs. Multiprocesamiento</text:span><text:span text:style-name="T15"/></text:p>
      <text:p text:style-name="P1"><text:span text:style-name="T15">Multiprogramación consiste en el hecho de poder ejecutar varios programas al mismo tiempo mientras que el multiprocesamiento hace referencia a la capacidad de procesar/tratar información de forma simultánea. Esta capacidad la tienen aquellos ordenadores con más de un núcleo de procesamiento o más de un procesador.</text:span></text:p>
      <text:p text:style-name="P1"><text:span text:style-name="T15"/></text:p>
      <text:p text:style-name="P1"><text:span text:style-name="T16">Memoria virtual vs. Memoria caché</text:span><text:span text:style-name="T17"/></text:p>
      <text:p text:style-name="P1"><text:span text:style-name="T17">La memoria virtual aparece en la tercera generación de ordenadores y se basa en destinar un espacio del disco duro para almacenar programas o procesos durante su ejecución. Un uso normal de esta memoria es cuando un programa muy pesado deja de usar el procesador y pasa a un segundo plano mientras se ejecuta otro. Este puede pasar a la memoria virtual ya que gracias a ella la computadora puede ejecutar programas cuyo tamaño es superior al de su memoria principal. Por otro lado la memoria caché es usada en las comunicaciones entre la ALU y la UC. Es una memoria de muy rápido acceso en la que se suelen almacenar aquellas instrucciones mas reiteradas. Para terminar decir que la memoria caché es miles de veces más rápida que la memoria virtual.</text:span></text:p>
      <text:p text:style-name="P1"><text:span text:style-name="T17"/></text:p>
      <text:p text:style-name="P1"><text:span text:style-name="T17"/></text:p>
      <text:p text:style-name="P1"><text:span text:style-name="T18">3.-(Dic 2008) Comenta brevemente a qué hace referencia y para qué sirve cada una de las siguientes expresiones:</text:span><text:span text:style-name="T19"><text:s/></text:span></text:p>
      <text:p text:style-name="P1"><text:span text:style-name="T19"/></text:p>
      <text:p text:style-name="P1"><text:span text:style-name="T20">Núcleos de ferrita</text:span><text:span text:style-name="T21">: Aparecen en la segunda generación de ordenadores y es el material del que está hecho el núcleo de las memorias principales de dicha generación.</text:span></text:p>
      <text:p text:style-name="P1"><text:span text:style-name="T21"/></text:p>
      <text:p text:style-name="P1"><text:span text:style-name="T22">Memoria Caché</text:span><text:span text:style-name="T23">: la memoria caché es usada en las comunicaciones entre la ALU y la UC. Es una memoria de muy rápido acceso en la que se suelen almacenar aquellas instrucciones mas reiteradas.</text:span></text:p>
      <text:p text:style-name="P1"><text:span text:style-name="T23"/></text:p>
      <text:p text:style-name="P1"><text:span text:style-name="T24">4.-(Sept2006) Comenta brevemente las diferencias entre microprocesadores CISC y RISC.</text:span><text:span text:style-name="T25"/></text:p>
      <text:p text:style-name="P1"><text:span text:style-name="T25"/></text:p>
      <text:p text:style-name="P1"><text:span text:style-name="T25">Los microprocesadores CISC y RISC nos muestran dos formas muy distintas de construcción de un ordenador y la programación de los mismos. Los microprocesadores RISC cuentan con un número limitado y reducido de instrucciones realizadas por el mismo siendo estas las mínimas posibles para realizar cualquier proceso. Al ser el mínimo necesario, el desarrollo de los mismos es mucho más rápido y su construcción es menos costosa. Por otro lado los microprocesadores CISC son capaces de realizar todas las operaciones que realiza un RISC más otra serie de operaciones para así reducir el número de pasos a la hora de realizar un programa. Por esta misma razón el coste de los CISC es mucho mayor. A la hora de desarrollar un programa este siempre tendrá mayor rendimiento en el CISC ya que lo más normal es que necesite menos ejecuciones de operaciones en el procesador que los RISC al tener un repertorio mayor.</text:span></text:p>
      <text:p text:style-name="P1"><text:span text:style-name="T25"/></text:p>
      <text:p text:style-name="P1"><text:span text:style-name="T26">Ejemplo<text:s/></text:span><text:span text:style-name="T27">para que se entienda:</text:span></text:p>
      <text:p text:style-name="P1"><text:span text:style-name="T27"/></text:p>
      <text:p text:style-name="P1"><text:span text:style-name="T27">Imaginemos que un microprocesador RISC tiene las instrucciones sumar y la<text:s text:c="2"/>instrucción dividir y que tenemos otro microprocesador CISC que tiene dentro de sus instrucciones una que es suma y divide. Por tanto si quisiéramos realizar la operación (6+4)/ 2 el microprocesador RISC necesitaría dos ciclos. En el primero sumaría 6+4 y en el segundo los dividiría entre 2. Mientras que un procesador CISC lo realizaría todo en un solo ciclo.</text:span></text:p>
      <text:p text:style-name="P1"><text:span text:style-name="T27"/></text:p>
      <text:p text:style-name="P1"><text:span text:style-name="T27"/></text:p>
      <text:p text:style-name="P1"><text:span text:style-name="T28">5.-(Feb 2006) ¿A qué generación de ordenadores corresponde cada uno de los siguientes hitos históricos? ¿En qué consiste cada uno de ellos?</text:span><text:span text:style-name="T29"/></text:p>
      <text:p text:style-name="P1"><text:span text:style-name="T29"/></text:p>
      <text:p text:style-name="P1"><text:span text:style-name="T30">Memoria virtual</text:span><text:span text:style-name="T31">: La memoria virtual aparece en la tercera generación de computadoras y consiste en destinar una parte del disco duro para que sirva como memoria auxiliar a la memoria principal. De esta forma una computadora podía llegar a ejecutar programas de tamaño superior al de su memoria principal (me imagino que esto es así porque utilizaría segmentación o paginación del programa e iría pasando los “trozos” del programa a la principal). Dentro de los sistemas Linux se dedica una partición a la memoria virtual y se llama Swap.</text:span></text:p>
      <text:p text:style-name="P1"><text:span text:style-name="T31"/></text:p>
      <text:p text:style-name="P1"><text:span text:style-name="T32">Núcleos de ferrita</text:span><text:span text:style-name="T33">: Aparecen en la segunda generación de ordenadores y es el material del que está hecho el núcleo de las memorias principales de dicha generación.</text:span></text:p>
      <text:p text:style-name="P1"><text:span text:style-name="T33"/></text:p>
      <text:p text:style-name="P1"><text:span text:style-name="T33"/></text:p>
      <text:p text:style-name="P1"><text:span text:style-name="T33"><text:s/></text:span><text:span text:style-name="T34">Procesadores RISC</text:span><text:span text:style-name="T35">: Los microprocesadores RISC cuentan con un número limitado y reducido de instrucciones realizadas por el mismo siendo estas las mínimas posibles para realizar cualquier proceso. Al ser el mínimo necesario, el desarrollo de los mismos es mucho más rápido y su construcción es menos costosa. Aparecen como solución al alto coste de los microprocesadores CISC. Pertenecen a la tercera generación de computadoras.</text:span></text:p>
      <text:p text:style-name="P1"><text:span text:style-name="T35"/></text:p>
      <text:p text:style-name="P1"><text:span text:style-name="T36">Disco duro</text:span><text:span text:style-name="T37">: Los discos duros aparecen en la segunda generación de las computadoras partiendo de la idea de los tambores magnéticos que almacenaban muchos datos guardando la información en la superficie exterior. Son dispositivos de almacenamiento masivo de datos, tienen muchísima más capacidad que la memoria caché o que la memoria principal pero a costa de tener velocidades cientos/miles de veces menores.</text:span></text:p>
      <text:p text:style-name="P1"><text:span text:style-name="T37"/></text:p>
      <text:p text:style-name="P1"><text:span text:style-name="T37"/></text:p>
      <text:p text:style-name="P1"><text:span text:style-name="T38">6,-(Feb 2008) Describe brevemente los hitos más relevantes de la 3ª y la 4ª Generación de ordenadores (al menos 4 hitos de cada generación).</text:span></text:p>
      <text:p text:style-name="P1"><text:span text:style-name="T39"/></text:p>
      <text:p text:style-name="P1"><text:span text:style-name="T40">Hitos más relevantes de la 3ra generación de computadoras:</text:span></text:p>
      <text:p text:style-name="P1"><text:span text:style-name="T41"/></text:p>
      <text:p text:style-name="P1"><text:span text:style-name="T41"><text:tab/>En la tercera generación de computadoras cabe destacar la aparición de circuitos integrados que permiten la verdadera reducción de tamaño en los ordenadores de la época al mismo tiempo que se consiguió desarrollar los primeros ordenadores con capacidad de multiprogramación (ejecución de varios programas de forma simultánea) como de multiprocesamiento (ejecución de más de una instrucción por ciclo). También hay que destacar la aparición de las memorias caché para reducir tiempos en la ejecución de procesos reiterados entre la ALU y la UC y la memoria virtual como memoria de apoyo a la memoria principal.</text:span></text:p>
      <text:p text:style-name="P1"><text:span text:style-name="T41"/></text:p>
      <text:p text:style-name="P1"><text:span text:style-name="T42">Hitos más relevantes de la 4ta generación de computadoras:</text:span></text:p>
      <text:p text:style-name="P1"><text:span text:style-name="T43"/></text:p>
      <text:p text:style-name="P1"><text:span text:style-name="T43"><text:tab/>En la cuarta generación hay que destacar la aparición de los primeros microprocesadores (CISC y RISC posteriormente). También comienzan a aparecer los primeros lenguajes de programación completos y compatibles con más de una computadora de forma independiente a quien la hubiera creado. El ejemplo más destacable es la aparición de C en este aspecto.<text:s text:c="2"/>El hecho de que las computadoras empezaran a<text:s text:c="2"/>ser capaces de ser usar códigos sin importar la empresa que la había desarrollado abrió la puerta a la aparición de los primeros sistemas operativos en red y a los sistemas operativos distribuidos. Como ultimo hito yo creo que cabe destacar la aparición del IBM – PC que ya sí que podría decirse que fue el primer ordenador personal asequible para el usuario.</text:span></text:p>
      <text:p text:style-name="P1"><text:span text:style-name="T43"/></text:p>
      <text:p text:style-name="P1"><text:span text:style-name="T43"/></text:p>
      <text:p text:style-name="P1"><text:span text:style-name="T44">7.-(Jun 2008) Especificar en qué etapa de la historia de la informática se sitúa cada uno de los siguientes ítems. Explicar brevemente en qué consisten y qué supuso.</text:span><text:span text:style-name="T45"/></text:p>
      <text:p text:style-name="P1"><text:span text:style-name="T45"/></text:p>
      <text:p text:style-name="P1"><text:span text:style-name="T46">Núcleos de ferrita</text:span><text:span text:style-name="T47">: Aparecen en la segunda generación de ordenadores y es el material del que está hecho el núcleo de las memorias principales de dicha generación.</text:span></text:p>
      <text:p text:style-name="P1"><text:span text:style-name="T47"/></text:p>
      <text:p text:style-name="P1"><text:span text:style-name="T48">Microprocesador</text:span><text:span text:style-name="T49">: Los microprocesadores aparecen en la cuarta generación de computadoras y consisten en la miniaturización de los procesadores de aquel momento. Esto permite reducir el tamaño de los ordenadores de forma drástica.</text:span></text:p>
      <text:p text:style-name="P1"><text:span text:style-name="T49"/></text:p>
      <text:p text:style-name="P1"><text:span text:style-name="T50">Transistor</text:span><text:span text:style-name="T51">: Pertenecen a la segunda generación de computadores y sustituye a las válvulas de vacio para transmitir electricidad en las computadoras. Su desarrollo fue vital para disminuir el tamaño de las computadoras a la vez que para la fiabilidad de las mismas (las válvulas de vacio se estropeaban con suma rapidez).</text:span></text:p>
      <text:p text:style-name="P1"><text:span text:style-name="T51"/></text:p>
      <text:p text:style-name="P1"><text:span text:style-name="T52">Multiprogramación</text:span><text:span text:style-name="T53">: Pertenece a la tercera generación de ordenadores. Empezaron a aparecer los primeros equipos capaces de trabajar con más de un programa de forma simultánea.</text:span></text:p>
      <text:p text:style-name="P1"><text:span text:style-name="T53"/></text:p>
      <text:p text:style-name="P1"><text:span text:style-name="T54">Circuito Integrado</text:span><text:span text:style-name="T55">: Los circuitos integrados pertenecen a la tercera generación de computadores y sustituyen a los transistores. Su desarrollo y aplicación es vital para reducir el tamaño de los equipos al mismo tiempo se aumentaba de forma exponencial su rapidez y fiabilidad. Consistían en placas con circuitos impresos.</text:span></text:p>
      <text:p text:style-name="P1"><text:span text:style-name="T55"/></text:p>
      <text:p text:style-name="P1"><text:span text:style-name="T56">Disco duro</text:span><text:span text:style-name="T57">: Los discos duros aparecen en la segunda generación de las computadoras partiendo de la idea de los tambores magnéticos que almacenaban muchos datos guardando la información en la superficie exterior. Son dispositivos de almacenamiento masivo de datos, tienen muchísima más capacidad que la memoria caché o que la memoria principal pero a costa de tener velocidades cientos/miles de veces menores.</text:span></text:p>
      <text:p text:style-name="P1"><text:span text:style-name="T57"/></text:p>
      <text:p text:style-name="P1"><text:span text:style-name="T58">Memoria virtual</text:span><text:span text:style-name="T59">: La memoria virtual aparece en la tercera generación de computadoras y consiste en destinar una parte del disco duro para que sirva como memoria auxiliar a la memoria principal. De esta forma una computadora podía llegar a ejecutar programas de tamaño superior al de su memoria principal (me imagino que esto es así porque utilizaría segmentación o paginación del programa e iría pasando los “trozos” del programa a la principal). Dentro de los sistemas Linux se dedica una partición a la memoria virtual y se llama Swap.</text:span></text:p>
      <text:p text:style-name="P1"><text:span text:style-name="T59"/></text:p>
      <text:p text:style-name="P1"><text:span text:style-name="T59"/></text:p>
      <text:p text:style-name="P1"><text:span text:style-name="T60">Multiprocesamiento</text:span><text:span text:style-name="T61">: El multiprocesamiento hace referencia a la capacidad de procesar/tratar información de forma simultánea. Esta capacidad la tienen aquellos ordenadores con más de un núcleo de procesamiento o más de un procesador. Se desarrolla en la tercera generación de computadoras.</text:span></text:p>
      <text:p text:style-name="P1"><text:span text:style-name="T61"/></text:p>
      <text:p text:style-name="P1"><text:span text:style-name="T61"/></text:p>
      <text:p text:style-name="P1"><text:span text:style-name="T61"/></text:p>
      <text:p text:style-name="P1"><text:span text:style-name="T61"/></text:p>
      <text:p text:style-name="P1"><text:span text:style-name="T62">8.- (Feb 2004) Comenta brevemente cómo influyó en la evolución histórica de la informática la Máquina de Turing, la Máquina Analítica, y los Sistemas Operativos.</text:span><text:span text:style-name="T63"/></text:p>
      <text:p text:style-name="P1"><text:span text:style-name="T63"/></text:p>
      <text:p text:style-name="P1"><text:span text:style-name="T63">Máquina de Turing: Una máquina de Turing es un autómata que se mueve sobre una secuencia lineal de datos.  En cada instante la máquina puede leer un solo dato de la secuencia (generalmente un carácter) y realiza ciertas acciones en base a una tabla que tiene en cuenta su "estado" actual (interno) y el último dato leído.  Entre las acciones está la posibilidad de escribir nuevos datos en la secuencia;  recorrer la secuencia en ambos sentidos y cambiar de "estado" dentro de un conjunto finito de estados posibles.</text:span></text:p>
      <text:p text:style-name="P1"><text:span text:style-name="T63">En realidad la máquina de Turing es más una abstracción matemática que un dispositivo físico o mecánico.  El hecho que se le denomine "máquina" se debe a que su funcionamiento puede ser descrito en términos de operaciones individuales muy sencillas que sugieren una implementación real muy simple, lo que ha motivado que existan muchas versiones prácticas del mismo.</text:span></text:p>
      <text:p text:style-name="P1"><text:span text:style-name="T63">Este texto lo he sacado de la wikipedia</text:span></text:p>
      <text:p text:style-name="P1"><text:span text:style-name="T63">Máquina Analítica: Fue construida por Charles Babbage como resultado tras haber intentado construir previamente su máquina diferencial que debido a los medios de la época no pudo llegarla a construir. La máquina analítica destacaba porque era capaz de ser programable para realizar cualquier tipo de cálculo y medía 15 pies de altura. Podemos decir que es el primer precedente serio que hay en la historia de la computación.</text:span></text:p>
      <text:p text:style-name="P1"><text:span text:style-name="T63">Sistemas Operativos: Al comienzo de la historia de la computación no existían sistemas operativos. Todas las maquinas creadas necesitaban que se modificara su circuitería para poder variar su función. Con el paso de las distintas generaciones de computadoras fueron apareciendo cada vez máquinas más complejas que dieron lugar a la aparición de los primeros lenguajes de programación. Igualmente el uso de una de estas máquinas seguía estando muy limitado tanto por su precio como por el público capaz de llegar a saber manejarlas para sacarles<text:s text:c="2"/>rendimiento. Cuando el coste y el tamaño de los ordenadores se redujo lo suficiente como para ser accesible para el público general se vieron en la necesidad de crear un “puente” entre el lenguaje comprensible por el ordenador y nosotros. De esta forma podemos decir que la labor primera del Sistema Operativo era traducir nuestras necesidades a un lenguaje que el ordenador si era capaz de comprender. Al mismo tiempo se encargaba de la gestión y uso optimo del procesador y memoria del mismo para la realización de los cálculos necesarios en sus operaciones y también vigilaba que se realizara un almacenamiento correcto de los datos en los dispositivos de almacenamiento masivo.</text:span></text:p>
      <text:p text:style-name="P1"><text:span text:style-name="T63"/></text:p>
      <text:p text:style-name="P1"><text:span text:style-name="T63">Los SO permitieron que el publico general pudiera usar los ordenadores y esto permitió el desarrollo actual de los mismos.</text:span></text:p>
      <text:p text:style-name="P1"><text:span text:style-name="T63"/></text:p>
      <text:p text:style-name="P1"><text:span text:style-name="T63"/></text:p>
      <text:p text:style-name="P1"><text:span text:style-name="T64">9.- (Feb 2004) ¿En qué generación de ordenadores apareció el microprocesador? ¿Qué consecuencias tuvo su introducción?</text:span><text:span text:style-name="T65"/></text:p>
      <text:p text:style-name="P1"><text:span text:style-name="T65"/></text:p>
      <text:p text:style-name="P1"><text:span text:style-name="T65">Los microprocesadores aparecen en la cuarta generación de las computadoras y permiten una reducción drástica en los equipos<text:s text:c="2"/>y en el precio de los mismos ya que se podían crear en serie con un coste moderado.</text:span></text:p>
      <text:p text:style-name="P1"><text:span text:style-name="T65"/></text:p>
      <text:p text:style-name="P1"><text:span text:style-name="T65"/></text:p>
      <text:p text:style-name="P1"><text:span text:style-name="T65"/></text:p>
      <text:p text:style-name="P1"><text:span text:style-name="T65"/></text:p>
      <text:p text:style-name="P1"><text:span text:style-name="T65"/></text:p>
      <text:p text:style-name="P1"><text:span text:style-name="T65"/></text:p>
      <text:p text:style-name="P1"><text:span text:style-name="T65"/></text:p>
      <text:p text:style-name="P1"><text:span text:style-name="T65"/></text:p>
      <text:p text:style-name="P1"><text:span text:style-name="T66">10.- (Feb 2005) Comenta brevemente dos avances tecnológicos de cada una de las generaciones de ordenadores.</text:span><text:span text:style-name="T67"/></text:p>
      <text:p text:style-name="P1"><text:span text:style-name="T67"/></text:p>
      <text:p text:style-name="P1"><text:span text:style-name="T68">Primera Generación</text:span><text:span text:style-name="T69">: Los tubos de vacío y la aritmética de punto fijo.<text:s text:c="2"/>Se puede decir que ambos constituyen la base que permitió el desarrollo posterior de la computación.</text:span></text:p>
      <text:p text:style-name="P1"><text:span text:style-name="T69"/></text:p>
      <text:p text:style-name="P1"><text:span text:style-name="T69">Si alguien puede añadir algo aquí se lo agradecería mucho.</text:span></text:p>
      <text:p text:style-name="P1"><text:span text:style-name="T69"/></text:p>
      <text:p text:style-name="P1"><text:span text:style-name="T70">Segunda Generación</text:span><text:span text:style-name="T71">: Lo más destacable es la aparición de los primeros dispositivos de almacenamiento masivo y de la sustitución de las válvulas de vacio por transistores que eran mucho más fiables.</text:span></text:p>
      <text:p text:style-name="P1"><text:span text:style-name="T71"/></text:p>
      <text:p text:style-name="P1"><text:span text:style-name="T72">Tercera Generación</text:span><text:span text:style-name="T73">: La multiprogramación que permitía la ejecución de varios procesos de forma simultánea y la memoria caché que ahorra cálculos al servir como medio de almacenamiento de las operaciones más repetidas entre la UC y la ALU.</text:span></text:p>
      <text:p text:style-name="P1"><text:span text:style-name="T73"/></text:p>
      <text:p text:style-name="P1"><text:span text:style-name="T74">Cuarta Generación</text:span><text:span text:style-name="T75">: La aparición de los microprocesadores que dan lugar a la verdadera miniaturización de los equipos y la aparición de los primeros sistemas operativos en condiciones que acercaron los ordenadores al público general.</text:span></text:p>
      <text:p text:style-name="P1"><text:span text:style-name="T75"/></text:p>
      <text:p text:style-name="P1"><text:span text:style-name="T75"/></text:p>
      <text:p text:style-name="P1"><text:span text:style-name="T75"/></text:p>
      <text:p text:style-name="P1"><text:span text:style-name="T75"><text:s/>                                                                                                                                                                                                                                                                                                    <text:s/></text:span></text:p>
      <text:p text:style-name="P1"><text:span text:style-name="T75"><text:s/> i<text:s/></text:span></text:p>
      <text:p text:style-name="P1"><text:span text:style-name="T75"><text:s/> j<text:s/></text:span></text:p>
      <text:p text:style-name="P1"><text:span text:style-name="T75"><text:s/> l<text:s/></text:span></text:p>
      <text:p text:style-name="P1"><text:span text:style-name="T75"><text:s/> ×<text:s/></text:span></text:p>
      <text:p text:style-name="P1"><text:span text:style-name="T75"><text:s/> Ø<text:s/></text:span></text:p>
      <text:p text:style-name="P1"><text:span text:style-name="T75"><text:s/> û<text:s/></text:span></text:p>
      <text:p text:style-name="P1"><text:span text:style-name="T75"><text:s/> '<text:tab/>  (<text:tab/>  +<text:tab/>  ÿ<text:tab/>   </text:span></text:p>
      <text:p text:style-name="P1"><text:span text:style-name="T75"><text:s/> C<text:line-break/>  O<text:line-break/>  …<text:s/></text:span></text:p>
      <text:p text:style-name="P1"><text:span text:style-name="T75"><text:s/> œ<text:s/></text:span></text:p>
      <text:p text:style-name="P1"><text:span text:style-name="T75"><text:s/>        <text:s text:c="2"/>       ¡   µ   ¶   ·   º           D   €   ïÜÐÜÐÄµ¦µÄ™Ä™Ä™‰vÄ™Äj[KµÄj[j        h=O;  h=O; 5<text:s/></text:span></text:p>
      <text:p text:style-name="P1"><text:span text:style-name="T75">CJ  OJ  QJ  aJ    h{%h  h=O; CJ  OJ  QJ  aJ     h{%h CJ  OJ  QJ  aJ   % h=O;  h=O; B* CJ  OJ  QJ  aJ  phÿ     h=O; B* CJ  OJ  QJ  aJ  phÿ     h=O; 5<text:s/></text:span></text:p>
      <text:p text:style-name="P1"><text:span text:style-name="T75">CJ  OJ  QJ  aJ    h‘U  5<text:s/></text:span></text:p>
      <text:p text:style-name="P1"><text:span text:style-name="T75">CJ  OJ  QJ  \<text:s/></text:span></text:p>
      <text:p text:style-name="P1"><text:span text:style-name="T75">aJ     h=O; 5<text:s/></text:span></text:p>
      <text:p text:style-name="P1"><text:span text:style-name="T75">CJ  OJ  QJ  \<text:s/></text:span></text:p>
      <text:p text:style-name="P1"><text:span text:style-name="T75">aJ     h=O; CJ  OJ  QJ  aJ     h oõ CJ  OJ  QJ  aJ   % h oõ  h oõ B*<text:line-break/>CJ  OJ  QJ  aJ  ph °P   h oõ B*<text:line-break/>CJ  OJ  QJ  aJ  ph °P    <text:s/></text:span></text:p>
      <text:p text:style-name="P1"><text:span text:style-name="T75"><text:s/> j<text:s/></text:span></text:p>
      <text:p text:style-name="P1"><text:span text:style-name="T75"><text:s/> k<text:s/></text:span></text:p>
      <text:p text:style-name="P1"><text:span text:style-name="T75"><text:s/> l<text:s/></text:span></text:p>
      <text:p text:style-name="P1"><text:span text:style-name="T75"><text:s/> ×<text:s/></text:span></text:p>
      <text:p text:style-name="P1"><text:span text:style-name="T75"><text:s/> Ø<text:s/></text:span></text:p>
      <text:p text:style-name="P1"><text:span text:style-name="T75"><text:s/> û<text:s/></text:span></text:p>
      <text:p text:style-name="P1"><text:span text:style-name="T75"><text:s/> '<text:tab/>  (<text:tab/>  µ<text:tab/>  þ<text:tab/>  ÿ<text:tab/>  B<text:line-break/>  C<text:line-break/>  „<text:s/></text:span></text:p>
      <text:p text:style-name="P1"><text:span text:style-name="T75"><text:s/> …<text:s/></text:span></text:p>
      <text:p text:style-name="P1"><text:span text:style-name="T75"><text:s/>    <text:s text:c="2"/>   ¶   ·           D   î            î            î            î            î            î            î            î            î            î            î            î            î            î            î            î            î            î            î            î            î            Ù                                                                         $ </text:span></text:p>
      <text:p text:style-name="P1"><text:span text:style-name="T75">&amp; <text:line-break/>F   dð    ¤  7$ 8$ H$ a$ gd oõ     $  dð    ¤  7$ 8$ H$ a$ gd oõ   D   €      £   ‘   ’   “           ©   ª   h   i   ¿   À   L   M   k   l   !   "   ê            Ù            Ä            ³            ³            ³            Ù            Ù            Ù            Ù            Ù            Ù            Ù            Ù            Ù            Ù            Ù            Ù            Ù            Ù                              $  dð    ¤  7$ 8$ H$ a$ gd oõ      $ </text:span></text:p>
      <text:p text:style-name="P1"><text:span text:style-name="T75">&amp; <text:line-break/>F   dð    ¤  7$ 8$ H$ a$ gd oõ     $  dð    ¤  7$ 8$ H$ a$ gd oõ     $  „Ä  dð    ¤  7$ 8$ H$ ^„Ä a$ gd oõ   €      £   ’   “   —   õ   ö           <text:s/></text:span></text:p>
      <text:p text:style-name="P1"><text:span text:style-name="T75"><text:s/>      ¨   ¹   g   h   i   k   ¿   ó   K   L   M  <text:s text:c="2"/>   !   #   &amp;   ~      ¯   °   ñâÖñÇ»Ö»Ö«›ÖŽÖñŽÇ»Ö‚Ö‚r_ÖÇ»‚»P        h–<text:line-break/>Á  h–<text:line-break/>Á CJ  OJ  QJ  aJ   % h–<text:line-break/>Á  h–<text:line-break/>Á B*</text:span></text:p>
      <text:p text:style-name="P1"><text:span text:style-name="T75">CJ  OJ  QJ  aJ  ph pÀ   h–<text:line-break/>Á B*</text:span></text:p>
      <text:p text:style-name="P1"><text:span text:style-name="T75">CJ  OJ  QJ  aJ  ph pÀ   h–<text:line-break/>Á CJ  OJ  QJ  aJ     h{%h 5<text:s/></text:span></text:p>
      <text:p text:style-name="P1"><text:span text:style-name="T75">CJ  OJ  QJ  aJ    h{%h  h=O; 5<text:s/></text:span></text:p>
      <text:p text:style-name="P1"><text:span text:style-name="T75">CJ  OJ  QJ  aJ    h{%h  h{%h 5<text:s/></text:span></text:p>
      <text:p text:style-name="P1"><text:span text:style-name="T75">CJ  OJ  QJ  aJ    h=O; CJ  OJ  QJ  aJ     h=O; 5<text:s/></text:span></text:p>
      <text:p text:style-name="P1"><text:span text:style-name="T75">CJ  OJ  QJ  \<text:s/></text:span></text:p>
      <text:p text:style-name="P1"><text:span text:style-name="T75">aJ     h{%h CJ  OJ  QJ  aJ     h{%h  h=O; CJ  OJ  QJ  aJ     h{%h  h{%h CJ  OJ  QJ  aJ   "   #   ¯   °   Ê   Ë   o   p   q   <text:s text:c="2"/>  <text:s text:c="2"/>  ¸!  ¹!  º!  G"  H"  ƒ"  „"  ç$  è$  #%  $%   (   (   (  Ã(  Ä(  h)  î            î            î            î            î            î            î            î            î            î            î            î            î            î            î            î            î            î            î            î            î            î            î            î            î            î            î                             $  dð    ¤  7$ 8$ H$ a$ gd oõ   °   ·   ¿   Á   É   Ê   Ë   Ý   n   o   q   r   ~   ƒ   „   <text:s text:c="2"/>  <text:s text:c="2"/>  <text:s text:c="2"/>  $   )   +   ñ   ·!  ¸!  ¹!  º!  ¼!   "   "   " <text:s text:c="2"/>"  G"  H"  ƒ"  ïßÒÆ·Æ§ÆÒÆ›ïßÒÆ·ÒïßÒŒ€›€qb›€›€›€U   h*<text:s/></text:span></text:p>
      <text:p text:style-name="P1"><text:span text:style-name="T75">m 5<text:s/></text:span></text:p>
      <text:p text:style-name="P1"><text:span text:style-name="T75">CJ  OJ  QJ  aJ    h=O; 5<text:s/></text:span></text:p>
      <text:p text:style-name="P1"><text:span text:style-name="T75">CJ  OJ  QJ  \<text:s/></text:span></text:p>
      <text:p text:style-name="P1"><text:span text:style-name="T75">aJ     h*<text:s/></text:span></text:p>
      <text:p text:style-name="P1"><text:span text:style-name="T75">m  h*<text:s/></text:span></text:p>
      <text:p text:style-name="P1"><text:span text:style-name="T75">m CJ  OJ  QJ  aJ     h*<text:s/></text:span></text:p>
      <text:p text:style-name="P1"><text:span text:style-name="T75">m CJ  OJ  QJ  aJ     h*<text:s/></text:span></text:p>
      <text:p text:style-name="P1"><text:span text:style-name="T75">m  h–<text:line-break/>Á CJ  OJ  QJ  aJ     h=O; CJ  OJ  QJ  aJ     h{%h  h–<text:line-break/>Á 5<text:s/></text:span></text:p>
      <text:p text:style-name="P1"><text:span text:style-name="T75">CJ  OJ  QJ  aJ    h–<text:line-break/>Á  h–<text:line-break/>Á CJ  OJ  QJ  aJ     h–<text:line-break/>Á CJ  OJ  QJ  aJ     h–<text:line-break/>Á 5<text:s/></text:span></text:p>
      <text:p text:style-name="P1"><text:span text:style-name="T75">CJ  OJ  QJ  aJ    h–<text:line-break/>Á  h=O; 5<text:s/></text:span></text:p>
      <text:p text:style-name="P1"><text:span text:style-name="T75">CJ  OJ  QJ  aJ    h–<text:line-break/>Á  h–<text:line-break/>Á 5<text:s/></text:span></text:p>
      <text:p text:style-name="P1"><text:span text:style-name="T75">CJ  OJ  QJ  aJ   !ƒ"  Ì"  à"  …#  –#  Ó#  å#  D$  R$  ©$  ¸$  è$  #%  k%  |%  4'  G'  N'  W'  w'   (   (   (   (   (  }(  ~(  Ã(  Ä(  Ö(  g)  i)  j)  x)  z)  M*  ôäôäôäôäôäô×ôäôä×ô×ËôË¼­¡Ë¡Ë‘Ë„td„Ë                       h‘U   h=O; 5<text:s/></text:span></text:p>
      <text:p text:style-name="P1"><text:span text:style-name="T75">CJ  OJ  QJ  aJ    h‘U   h‘U  5<text:s/></text:span></text:p>
      <text:p text:style-name="P1"><text:span text:style-name="T75">CJ  OJ  QJ  aJ    h‘U  5<text:s/></text:span></text:p>
      <text:p text:style-name="P1"><text:span text:style-name="T75">CJ  OJ  QJ  aJ    h{%h  h‘U  5<text:s/></text:span></text:p>
      <text:p text:style-name="P1"><text:span text:style-name="T75">CJ  OJ  QJ  aJ    h=O; CJ  OJ  QJ  aJ     h=O; 5<text:s/></text:span></text:p>
      <text:p text:style-name="P1"><text:span text:style-name="T75">CJ  OJ  QJ  \<text:s/></text:span></text:p>
      <text:p text:style-name="P1"><text:span text:style-name="T75">aJ     h*<text:s/></text:span></text:p>
      <text:p text:style-name="P1"><text:span text:style-name="T75">m  h‘U  CJ  OJ  QJ  aJ     h‘U  CJ  OJ  QJ  aJ     h*<text:s/></text:span></text:p>
      <text:p text:style-name="P1"><text:span text:style-name="T75">m 5<text:s/></text:span></text:p>
      <text:p text:style-name="P1"><text:span text:style-name="T75">CJ  OJ  QJ  aJ    h*<text:s/></text:span></text:p>
      <text:p text:style-name="P1"><text:span text:style-name="T75">m  h*<text:s/></text:span></text:p>
      <text:p text:style-name="P1"><text:span text:style-name="T75">m 5<text:s/></text:span></text:p>
      <text:p text:style-name="P1"><text:span text:style-name="T75">CJ  OJ  QJ  aJ    h*<text:s/></text:span></text:p>
      <text:p text:style-name="P1"><text:span text:style-name="T75">m CJ  OJ  QJ  aJ  #h)  i)  N*  O*  +  ‘+  @,  A,  „-  …-   /   /  91  :1  ;1  \2  ]2  ^2  _2  `2   3   3  <text:s/></text:span></text:p>
      <text:p text:style-name="P1"><text:span text:style-name="T75">5  w6  Ÿ6  H8   =  î            î            î            î            î            î            î            î            î            î            î            î            î            î            î            î            î            î            î            î            î            ã            ã            ã            ã            î                     </text:span></text:p>
      <text:p text:style-name="P1"><text:span text:style-name="T75"><text:s/>  $  d¨   a$ gd oõ     $  dð    ¤  7$ 8$ H$ a$ gd oõ   M*  N*  O*  [*  ‘+  ¤+  ?,  @,  A,  U,  …-  -  ‘-  W.   /  ./  0/  81  91  :1  M1  O1  \2  ]2  _2  `2  d2  ½2  ¾2   3   3  ñåØåØåÉåØå¹Øªå¹Øå›å‹Øå~Øn_SåSå              h=O; CJ  OJ  QJ  aJ     h=O; 5<text:s/></text:span></text:p>
      <text:p text:style-name="P1"><text:span text:style-name="T75">CJ  OJ  QJ  \<text:s/></text:span></text:p>
      <text:p text:style-name="P1"><text:span text:style-name="T75">aJ     h‘U   hÀjv 5<text:s/></text:span></text:p>
      <text:p text:style-name="P1"><text:span text:style-name="T75">CJ  OJ  QJ  aJ    h=O; 5<text:s/></text:span></text:p>
      <text:p text:style-name="P1"><text:span text:style-name="T75">CJ  OJ  QJ  aJ    h‘U   h‘U  5<text:s/></text:span></text:p>
      <text:p text:style-name="P1"><text:span text:style-name="T75">CJ  OJ  QJ  aJ    h–<text:line-break/>Á  h‘U  CJ  OJ  QJ  aJ     h*<text:s/></text:span></text:p>
      <text:p text:style-name="P1"><text:span text:style-name="T75">m  h‘U  CJ  OJ  QJ  aJ     h–<text:line-break/>Á  h‘U  5<text:s/></text:span></text:p>
      <text:p text:style-name="P1"><text:span text:style-name="T75">CJ  OJ  QJ  aJ    h{%h  h‘U  CJ  OJ  QJ  aJ     h‘U  5<text:s/></text:span></text:p>
      <text:p text:style-name="P1"><text:span text:style-name="T75">CJ  OJ  QJ  aJ    h‘U  CJ  OJ  QJ  aJ     h‘U   h‘U  CJ  OJ  QJ  aJ    3   3  v6  w6  Ÿ6  ²6  Å6  G8  H8  [8   =   =  ‘=  ’=  ”=  —=  ä=  å=  <text:tab/>&gt;  Ý&gt;  â&gt;  ã&gt;  æ&gt;  ç&gt;  è&gt;  A?  B?  N?  P?  d?  ý?  úóïçÝÕÉ¾±¥™¥Š{¥o¥o¥c¥{o¥o¥ocVc                    h oõ 5<text:s/></text:span></text:p>
      <text:p text:style-name="P1"><text:span text:style-name="T75">CJ  OJ  QJ  aJ    h oõ CJ  OJ  QJ  aJ     h=O; CJ  OJ  QJ  aJ     h=O; 5<text:s/></text:span></text:p>
      <text:p text:style-name="P1"><text:span text:style-name="T75">CJ  OJ  QJ  \<text:s/></text:span></text:p>
      <text:p text:style-name="P1"><text:span text:style-name="T75">aJ     h) n  h) n CJ  OJ  QJ  aJ     h‘U  CJ  OJ  QJ  aJ     h) n CJ  OJ  QJ  aJ     h) n 5<text:s/></text:span></text:p>
      <text:p text:style-name="P1"><text:span text:style-name="T75">CJ  OJ  QJ  aJ    h‘U   h‘U  B* ph      h) n B* PJ  ^J  ph      h‘U  B* ph      h‘U  5<text:s/></text:span></text:p>
      <text:p text:style-name="P1"><text:span text:style-name="T75">B* ph       h‘U  B* phÿ     h‘U   <text:s/></text:span></text:p>
      <text:p text:style-name="P1"><text:span text:style-name="T75"><text:s/>h‘U   h‘U   <text:tab/> h‘U  5<text:s/></text:span></text:p>
      <text:p text:style-name="P1"><text:span text:style-name="T75">   =   =  =  ‘=  ’=  <text:tab/>&gt;  </text:span></text:p>
      <text:p text:style-name="P1"><text:span text:style-name="T75">&gt;  Û&gt;  Ü&gt;  Ý&gt;  Þ&gt;  ß&gt;  à&gt;  á&gt;  â&gt;  ã&gt;  O?  P?  ü?  ý?  8@  9@  ÿ@   A  ïA  ðA  ÙB  ÚB  î            î            î            î            î            î            î            î            î            î            î            î            î            î            î            î            î            î            î            î            î            î            î            î            î            î            î                             $  dð    ¤  7$ 8$ H$ a$ gd oõ   ý?  9@  M@  þ@   A   A  ðA   B  ÛB  ÜB  ïßÐÄ·Ä·Ä¤                                                                                                                                                                                                                                                                                       % h oõ  h oõ B*<text:line-break/>CJ  OJ  QJ  aJ  ph °P   h oõ 5<text:s/></text:span></text:p>
      <text:p text:style-name="P1"><text:span text:style-name="T75">CJ  OJ  QJ  aJ    h oõ CJ  OJ  QJ  aJ     h oõ  h oõ CJ  OJ  QJ  aJ     h oõ  h oõ 5<text:s/></text:span></text:p>
      <text:p text:style-name="P1"><text:span text:style-name="T75">CJ  OJ  QJ  aJ    h oõ B* CJ  OJ  QJ  aJ  phÿ    <text:tab/>ÚB  ÛB  ÜB  î            î                                                                                                                                                                                                                                                                                                                                                                                                                                                                      $  dð    ¤  7$ 8$ H$ a$ gd oõ   2 1h :pXps  °‚. °ÆA!°¥ "°¥ #‰ $‰ %°   °Ä  °Ä <text:s/></text:span></text:p>
      <text:p text:style-name="P1"><text:span text:style-name="T75">Ä                                                                                                                                                                                                                                                                                                                                                                                                                                                                                                                                                                                                                                                                                                                                                                                                                                                                                                                                                                                                                                                                                                                                                                                                                                                                                                                                                                                                                                                                                                                                                                                                                                                                                                                                                                                                                                                                                                                                                                                                                                                                                                                                                                                                                                                                                                                                                                                                                                                                                                                                                                                                                                                                                                                                                                                                                                                                                                                                                                                                                                                                                                                                                                                                                                                                                                                                                                                                                                                                                                                                                                                                                                                                                                                                                                                                                                                                                                                                                                                                                                                                                                                                                                                                                                                                                                                                                                                                                                                                                                                                                                                                                                                                                                                                             j       <text:line-break/>  <text:s text:c="2"/>           <text:s/></text:span></text:p>
      <text:p text:style-name="P1"><text:span text:style-name="T75"><text:s/>  ˜   ž   ž   ž   ž   ž   ž   ž   ž   6   6   6   6   6   6   6   6   6   v   v   v   v   v   v   v   v   v   6   6   6   6   6   6   &gt;   6   6   6   6   6   6   6   6   6   6   6   6   6   6   6   6   6   6   6   6   6   6   6   6   6   6   6   ¨   6   6       6   6   6   6   6   6   6   6   ¸   6   6   6   6   6   6   6   6   6   6   6   6   h   H   6   6   6   6   6   6   6   6   6   6   6   6   6   6   6   6   6   6   6   6   6   6   6   6   6   6   6   6   6   6   6   6   6   6   6   6   6   6   6   6   6   6   6   6   6   6   6   6   6   6   6   6   6   6   6   6   6   6   6   6   6   6   6   6   6   °   6   2       À   Ð   à   ð          <text:s text:c="2"/>   0   @   P   `   p   €      À   Ð   à   ð           2   (   Ø   è  <text:s text:c="2"/>   0   @   P   `   p   €      À   Ð   à   ð          <text:s text:c="2"/>   0   @   P   `   p   €      À   Ð   à   ð          <text:s text:c="2"/>   0   @   P   `   p   €      À   Ð   à   ð          <text:s text:c="2"/>   0   @   P   `   p   €      À   Ð   à   ð          <text:s text:c="2"/>   0   @   P   `   p   €      À   Ð   à   ð          <text:s text:c="2"/>   0   @   P   `   p   €      8   X   ø   <text:s/></text:span></text:p>
      <text:p text:style-name="P1"><text:span text:style-name="T75"><text:s/>      V   ~  <text:s text:c="2"/>   OJ  PJ  QJ  _H  mH</text:span></text:p>
      <text:p text:style-name="P1"><text:span text:style-name="T75"><text:s/></text:span></text:p>
      <text:p text:style-name="P1"><text:span text:style-name="T75">nH</text:span></text:p>
      <text:p text:style-name="P1"><text:span text:style-name="T75"><text:s/></text:span></text:p>
      <text:p text:style-name="P1"><text:span text:style-name="T75">sH</text:span></text:p>
      <text:p text:style-name="P1"><text:span text:style-name="T75"><text:s/></text:span></text:p>
      <text:p text:style-name="P1"><text:span text:style-name="T75">tH</text:span></text:p>
      <text:p text:style-name="P1"><text:span text:style-name="T75"><text:s/></text:span></text:p>
      <text:p text:style-name="P1"><text:span text:style-name="T75"><text:s/>   J  `ñÿ  J <text:s/></text:span></text:p>
      <text:p text:style-name="P1"><text:span text:style-name="T75"><text:s/>  Xps     N o r m a l   <text:s/></text:span></text:p>
      <text:p text:style-name="P1"><text:span text:style-name="T75"><text:s/>   d     ¤È   CJ  _H  aJ  mH</text:span></text:p>
      <text:p text:style-name="P1"><text:span text:style-name="T75"><text:s/></text:span></text:p>
      <text:p text:style-name="P1"><text:span text:style-name="T75">sH</text:span></text:p>
      <text:p text:style-name="P1"><text:span text:style-name="T75"><text:s/></text:span></text:p>
      <text:p text:style-name="P1"><text:span text:style-name="T75">tH<text:tab/>                   N A òÿ¡ N <text:s/></text:span></text:p>
      <text:p text:style-name="P1"><text:span text:style-name="T75"/></text:p>
      <text:p text:style-name="P1"><text:span text:style-name="T75"><text:s/>         F u e n t e<text:s text:c="2"/> d e<text:s text:c="2"/> p á r r a f o<text:s text:c="2"/> p r e d e t e r .     R i óÿ³ R <text:s/></text:span></text:p>
      <text:p text:style-name="P1"><text:span text:style-name="T75"><text:s/>      0 <text:s/></text:span></text:p>
      <text:p text:style-name="P1"><text:span text:style-name="T75"><text:s/>T a b l a<text:s text:c="2"/> n o r m a l      ö   4Ö   </text:span></text:p>
      <text:p text:style-name="P1"><text:span text:style-name="T75"><text:s/>l 4Ö       aö     <text:line-break/>   , k ôÿÁ ,  </text:span></text:p>
      <text:p text:style-name="P1"><text:span text:style-name="T75"><text:s/>     0 <text:tab/> S i n<text:s text:c="2"/> l i s t a     <text:s/></text:span></text:p>
      <text:p text:style-name="P1"><text:span text:style-name="T75"><text:s/>    H ³@  ò H <text:s/></text:span></text:p>
      <text:p text:style-name="P1"><text:span text:style-name="T75"><text:s/>  {%h<text:s text:c="2"/>   P á r r a f o<text:s text:c="2"/> d e<text:s text:c="2"/> l i s t a   </text:span></text:p>
      <text:p text:style-name="P1"><text:span text:style-name="T75"><text:s/>   „Ð ^„Ð m$    d ^@    d <text:s/></text:span></text:p>
      <text:p text:style-name="P1"><text:span text:style-name="T75"><text:tab/>  ‘U  0 <text:s/></text:span></text:p>
      <text:p text:style-name="P1"><text:span text:style-name="T75"><text:s/>N o r m a l<text:s text:c="2"/> ( W e b )        dð    ¤d  ¤d [$ \$   CJ  OJ  PJ  QJ  ^J  aJ  tH</text:span></text:p>
      <text:p text:style-name="P1"><text:span text:style-name="T75"><text:s/></text:span></text:p>
      <text:p text:style-name="P1"><text:span text:style-name="T75">PK      <text:s/></text:span></text:p>
      <text:p text:style-name="P1"><text:span text:style-name="T75"><text:s/>  ! ‚Š¼ ú           [Content_Types].xml¬‘ËjÃ0 E÷…þƒÐ¶Ørº(¥ØÎ¢Iw},Ò  ä±-j„4<text:tab/>Éßwì¸Pº<text:s/></text:span></text:p>
      <text:p text:style-name="P1"><text:span text:style-name="T75">-t# bÎ™{U®ã   “óTéU^h…d}ã¨«ôûî)»×*1P ƒ'¬ô<text:tab/>“^××Wåî 0)™¦Též9&lt; “l#¤Ü $yi} å ; À~@‡æ¶(îŒõÄHœñÄÐuù*<text:line-break/>D× zƒÈ/0ŠÇ° ðûù<text:s/></text:span></text:p>
      <text:p text:style-name="P1"><text:span text:style-name="T75">$€˜<text:line-break/>X«Ç3aZ¢Ò Âà,°D0 j~è3ß¶Îbãí~ i&gt;ƒ ØÍ 3¿\`õ?ê/ç [Ø ¬¶Géâ\Ä!ý-ÛRk.“sþÔ». .—·´aæ¿­?   ÿÿ  PK      <text:s/></text:span></text:p>
      <text:p text:style-name="P1"><text:span text:style-name="T75"><text:s/>  ! ¥Ö§çÀ   6   <text:line-break/>   _rels/.rels„ÏjÃ0<text:s/></text:span></text:p>
      <text:p text:style-name="P1"><text:span text:style-name="T75">‡ï…½ƒÑ}QÒÃ %v/¥C/£} á(h" Û ëÛOÇ </text:span></text:p>
      <text:p text:style-name="P1"><text:span text:style-name="T75">»<text:s/></text:span></text:p>
      <text:p text:style-name="P1"><text:span text:style-name="T75">„¤ï÷©=þ®‹ùá”ç  šª ÃâC?Ëháv=¿‚É…¤§%<text:s/></text:span></text:p>
      <text:p text:style-name="P1"><text:span text:style-name="T75">[xp†£{Ûµ_¼PÑ£&lt;Í1 ¥H¶0•  ˆÙO¼R®BdÑÉ ÒJEÛ4b$§‘q_× ˜ž à6LÓõ R×7`®¨Éÿ³Ã0ÌžOÁ¯,åE n7”Liäb¡¨/ãS½¨eªÔ Ðµ¸ùÖý   ÿÿ  PK      <text:s/></text:span></text:p>
      <text:p text:style-name="P1"><text:span text:style-name="T75"><text:s/>  ! ky– ƒ   Š       theme/theme/themeManager.xml<text:s/></text:span></text:p>
      <text:p text:style-name="P1"><text:span text:style-name="T75">ÌM</text:span></text:p>
      <text:p text:style-name="P1"><text:span text:style-name="T75">Ã  @á}¡wÙ7c»(Eb²Ë®»ö Cœ AÇ ÒŸÛ×åãƒ7Îß Õ›K</text:span></text:p>
      <text:p text:style-name="P1"><text:span text:style-name="T75">Y,œ </text:span></text:p>
      <text:p text:style-name="P1"><text:span text:style-name="T75">ŠeÍ.ˆ·ð|,§ ¨ÚH Å,láÇ æéx É´ ßIÈsQ}#Õ…­µÝ Öµ+Õ!ï,Ý^¹$j=‹GWèÓ÷)âEë+&amp;</text:span></text:p>
      <text:p text:style-name="P1"><text:span text:style-name="T75"><text:s/>8ý   ÿÿ  PK      <text:s/></text:span></text:p>
      <text:p text:style-name="P1"><text:span text:style-name="T75"><text:s/>  ! &amp;lT š   R       theme/theme/theme1.xmlìYMo E ¾#ñ F{oc'v GuªØ± HÓF±[Ôãxw¼;ÍìÎjfœÔ7Ô ‘  q  7 <text:s/></text:span></text:p>
      <text:p text:style-name="P1"><text:span text:style-name="T75">¨ÔJ\Ê¯<text:tab/> A‘ú xgfw½ ¯IÒFPA}H¼³Ïûý1ïŒ¯^» 3tH„¤&lt;i{õË5 ‘Äç MÂ¶w{Ø¿´æ!©p `Æ Òö¦Dz×6Þï*^W ‰<text:tab/> úD®ã¶ )•®/-I –±¼ÌS’À»1 1Vð(Â¥@à#à ³¥åZmu)Æ4ñP‚c`;    tk&lt;¦&gt;ñ6rö= 2 %õ‚ÏÄ@3' M<text:tab/>  Ô5BNe—<text:tab/>tˆYÛ I ? ’ûÊC<text:s/></text:span></text:p>
      <text:p text:style-name="P1"><text:span text:style-name="T75">K /Ú^Í|¼¥«Kx=#bj m‰®o&gt; ]F  , ™"  BëýFëÊVÁß ˜šÇõz½n¯^ð3 ìû`©Õ¥Ì³Ñ_«wrž%ý:Ï»[kÖ .¾ÄeNçV§Ói¶2],S ²_ søµÚjcsÙÁ Å7çðÎf·»êà</text:span></text:p>
      <text:p text:style-name="P1"><text:span text:style-name="T75">ÈâWçðý+­Õ†‹7 ˆÑä` ­ ÚïgÜ<text:line-break/>È˜³íJø À×j |†‚l(²K‹ óD-Êµ ßã¢  </text:span></text:p>
      <text:p text:style-name="P1"><text:span text:style-name="T75">dXÑ ©iJÆØ‡&lt;îâx$(Ö ð:Á¥7vÉ—sKZ ’¾ ©j{ ¦ jbÆïÕóï_=ŠŽ &lt;;~ðÓñÃ‡Ç ~´Œ ªmœ„eª—ß~öçãÑ O¿yùè‹j¼,ãýá“_~þ¼ <text:s/></text:span></text:p>
      <text:p text:style-name="P1"><text:span text:style-name="T75">å3SçÅ—O~{öäÅWŸþþÝ£</text:span></text:p>
      <text:p text:style-name="P1"><text:span text:style-name="T75">ø¦À£2|Hc"ÑMr„öy<text:s/></text:span></text:p>
      <text:p text:style-name="P1"><text:span text:style-name="T75">† ¯¸š“‘8 Å0Â´L±™„ 'XK©àßS‘ƒ¾9Å,‹Ž£G‡¸ ¼# }T ¯Oî9</text:span></text:p>
      <text:p text:style-name="P1"><text:span text:style-name="T75"><text:s/>"1Q´BòN ;À]ÎY‡‹J/ìhY%7 'IX-\LÊ¸}Œ «dwqâÄ·7I¡oæié Þˆ£æ Ã‰Â!IˆBú ? ¤Âº»”:~Ý¥¾à’ ºKQ ÓJ—<text:s/></text:span></text:p>
      <text:p text:style-name="P1"><text:span text:style-name="T75">éÈÉ¦ Ñ6!.Ó*›!ÞŽovï  gUVo‘C <text:tab/>UY…òCÂ 7^Ç …ã*–C ³²Ão` U)9˜</text:span></text:p>
      <text:p text:style-name="P1"><text:span text:style-name="T75">¿ŒëI ‘ <text:tab/>ã¨  )«hn<text:tab/>°· ô <text:s/></text:span></text:p>
      <text:p text:style-name="P1"><text:span text:style-name="T75"><text:s/>«2ì»l »H¡èA Ï ˜ó2r‹ t# §UØ M¢2ö y )ŠÑ WUð]îVˆ~†8àda¸ïPâ„ûônp›†ŽJ³ Ño&amp;BÇ ZµÓcšü];f ú±Í‹kÇÐ _|ý¸"³ÞÖF¼<text:tab/>{RU%lŸh¿‹p'›n—‹€¾ý=w<text:line-break/>O’= i&gt;¿ñ¼k¹ïZ®÷Ÿo¹‹êù¬vÖ[¡íê¹Á ÅfDŽ NÈcÊØ@M ¹!Í,aŸ<text:s/></text:span></text:p>
      <text:p text:style-name="P1"><text:span text:style-name="T75">ú°¨éÌù '¦4‚¯Y_wp¡À† <text:tab/>®&gt;¢* D8… »îi&amp;¡ÌX‡ ¥\ÂÁÎ,WòÖx Ò•= 6õÁö ‰Õ. ìòŠ^ÎÏ   ³Û„æð™<text:line-break/>ZÑ<text:s/></text:span></text:p>
      <text:p text:style-name="P1"><text:span text:style-name="T75">Î*låJÆ Ì~ au­Ô™¥Õj¦Õ9Ò</text:span></text:p>
      <text:p text:style-name="P1"><text:span text:style-name="T75">“!†ó¦ÁbáM @ Œ-àåU8¡kÑp0ÁŒ ÚïvïÍÃb¢p‘!’ †ó¿9º7µÝó1ª› å¹bn<text:s text:c="2"/>w*b¤ y§x­$­¥Ù¾´³ ©,®±@\ ½7‰RžÁ³(éº=QŽ,) 'KÐQÛk5—› òqÚöÆp¦…¯q</text:span></text:p>
      <text:p text:style-name="P1"><text:span text:style-name="T75">Q—zæÃ,„«!_<text:tab/>›ö§ ³©òY4[¹an ÔášÂú}Î`§ ¤Bª-,#› æU– ,Ñ’¬þËMpëE `3ý5´XYƒdø×´ ?º¡%ã1ñU9Ø¥ í;û˜µR&gt;QD<text:s/></text:span></text:p>
      <text:p text:style-name="P1"><text:span text:style-name="T75">¢à<text:s/></text:span></text:p>
      <text:p text:style-name="P1"><text:span text:style-name="T75">ØDìc<text:s/></text:span></text:p>
      <text:p text:style-name="P1"><text:span text:style-name="T75">¿NU°'  ®&amp;LGÐ p¦½m^¹Í9+ºòí•ÁÙuÌÒ<text:s/></text:span></text:p>
      <text:p text:style-name="P1"><text:span text:style-name="T75">gíV—h^É nê¸ÐÁ&lt;•Ô Û*u7Æß Sò dJ9ÿg¦èý n</text:span></text:p>
      <text:p text:style-name="P1"><text:span text:style-name="T75">V    .r Fº^Û  *âÐ…Òˆú} ƒƒé -p <text:line-break/>¯!©à:Ùü äPÿ·5gy˜²† ŸÚ§!  ö# <text:tab/>Bö -™ì;…Y=Û»,K–12 URW¦Ví 9$l¨{àªÞÛ= Aª›n’µ ƒ;™îsVA£P 9åzszH±÷Ú ø§' [Ì`”Û‡Í@“û¿P±bWµô†&lt;ß{Ë†è ³1«‘W <text:s/></text:span></text:p>
      <text:p text:style-name="P1"><text:span text:style-name="T75">+m ­¬ì_S…snµ¶cÍY¼ÜÌ•ƒ(Î[<text:s/></text:span></text:p>
      <text:p text:style-name="P1"><text:span text:style-name="T75">‹Å@”Â} Ò`ÿ£Âgö—<text:tab/>½¡ ù&gt;ôV ?4hf6Õ—ìàtƒ´‹# œì¢M&amp;ÍÊº6 ´×òÍú‚'ÝBî<text:tab/>gkÍÎ ïs:» Î\qN-^¤³3 ;¾¶k<text:line-break/>]</text:span></text:p>
      <text:p text:style-name="P1"><text:span text:style-name="T75">‘=Y¢°4Î 2&amp;0æG­ò¯N|t  ½ ÷û ¦¤I&amp;øMI` = ¦  ø­DCºñ    ÿÿ  PK      <text:s/></text:span></text:p>
      <text:p text:style-name="P1"><text:span text:style-name="T75"><text:s/>  ! </text:span></text:p>
      <text:p text:style-name="P1"><text:span text:style-name="T75">ÑŸ¶       '   theme/theme/_rels/themeManager.xml.rels„M</text:span></text:p>
      <text:p text:style-name="P1"><text:span text:style-name="T75">Â0 „÷‚w<text:s/></text:span></text:p>
      <text:p text:style-name="P1"><text:span text:style-name="T75">ooÓº ‘&amp;ÝˆÐ­Ô „ä5</text:span></text:p>
      <text:p text:style-name="P1"><text:span text:style-name="T75">6?$Qìí</text:span></text:p>
      <text:p text:style-name="P1"><text:span text:style-name="T75">®,<text:s/></text:span></text:p>
      <text:p text:style-name="P1"><text:span text:style-name="T75">.‡a¾™i»—É c2Þ1hª <text:s/></text:span></text:p>
      <text:p text:style-name="P1"><text:span text:style-name="T75">:é•qšÁm¸ìŽ@R N‰Ù;d°`‚Žo7í g‘K(M&amp;$R(.1˜r 'J“œÐŠTù€®8£Vä"£¦AÈ»ÐH÷u} ñ› |Å$½b {Õ  –Pšÿ³ý8 ‰g/  ]þQAsÙ… (¢ÆÌà#›ªL Ê[ººÄß   ÿÿ  PK  -     <text:s/></text:span></text:p>
      <text:p text:style-name="P1"><text:span text:style-name="T75"><text:s/>  ! ‚Š¼ ú                         [Content_Types].xmlPK  -     <text:s/></text:span></text:p>
      <text:p text:style-name="P1"><text:span text:style-name="T75"><text:s/>  ! ¥Ö§çÀ   6   <text:line-break/>             +   _rels/.relsPK  -     <text:s/></text:span></text:p>
      <text:p text:style-name="P1"><text:span text:style-name="T75"><text:s/>  ! ky– ƒ   Š                     theme/theme/themeManager.xmlPK  -     <text:s/></text:span></text:p>
      <text:p text:style-name="P1"><text:span text:style-name="T75"><text:s/>  ! &amp;lT š   R                 Ñ   theme/theme/theme1.xmlPK  -     <text:s/></text:span></text:p>
      <text:p text:style-name="P1"><text:span text:style-name="T75"><text:s/>  ! </text:span></text:p>
      <text:p text:style-name="P1"><text:span text:style-name="T75">ÑŸ¶       '             Ÿ<text:tab/>  theme/theme/_rels/themeManager.xml.relsPK          ]   š</text:span></text:p>
      <text:p text:style-name="P1"><text:span text:style-name="T75"><text:s/>   &lt;?xml version="1.0" encoding="UTF-8" standalone="yes"?&gt;</text:span></text:p>
      <text:p text:style-name="P1"><text:span text:style-name="T75">&lt;a:clrMap xmlns:a="http://schemas.openxmlformats.org/drawingml/2006/main" bg1="lt1" tx1="dk1" bg2="lt2" tx2="dk2" accent1="accent1" accent2="accent2" accent3="accent3" accent4="accent4" accent5="accent5" accent6="accent6" hlink="hlink" folHlink="folHlink"/&gt;    Ü:     ^    ÿÿÿÿ <text:s/></text:span></text:p>
      <text:p text:style-name="P1"><text:span text:style-name="T75"><text:s/> €   °   ƒ"  M*   3  ý?  ÜB  "   %   '   (   *   +   -    <text:s/></text:span></text:p>
      <text:p text:style-name="P1"><text:span text:style-name="T75"><text:s/> D   "   h)   =  ÚB  ÜB  #   $   &amp;   )   ,   .      ð8      ð     <text:s/></text:span></text:p>
      <text:p text:style-name="P1"><text:span text:style-name="T75"><text:s/>                     @  ñ    ÿÿ    ÿ €€€ ÷       ð’     <text:s/></text:span></text:p>
      <text:p text:style-name="P1"><text:span text:style-name="T75">ð<text:s/></text:span></text:p>
      <text:p text:style-name="P1"><text:span text:style-name="T75"><text:s/>             ð0      ð(     <text:tab/>ð                      </text:span></text:p>
      <text:p text:style-name="P1"><text:span text:style-name="T75">ð<text:s/></text:span></text:p>
      <text:p text:style-name="P1"><text:span text:style-name="T75"><text:s/>             ðB     </text:span></text:p>
      <text:p text:style-name="P1"><text:span text:style-name="T75">ð<text:s/></text:span></text:p>
      <text:p text:style-name="P1"><text:span text:style-name="T75"><text:s/>          S <text:line-break/>ð    ¿     Ë     ÿ   <text:s/></text:span></text:p>
      <text:p text:style-name="P1"><text:span text:style-name="T75"><text:s/>  <text:tab/>   ?        ð            »   ¾   —<text:line-break/>  š<text:line-break/>  '   *   ¾   Á   !   $   G!  f!  e*  h*  É*  Ï*   +   +  %+  ++  "-  (-  •.  ž.  Í.  Ô.  —5  š5  é6  ì6  Þ: <text:s text:c="2"/>  <text:s text:c="2"/>  <text:s text:c="2"/>  <text:s text:c="2"/>  <text:s text:c="2"/>  <text:s text:c="2"/>  <text:s text:c="2"/>  <text:s text:c="2"/>  <text:s text:c="2"/>  <text:s text:c="2"/>  <text:s text:c="2"/>  <text:s text:c="2"/>  <text:s text:c="2"/>  <text:s text:c="2"/>  <text:s text:c="2"/>  <text:s text:c="2"/>         X   `   ¹   »   •<text:line-break/>  —<text:line-break/>  k</text:span></text:p>
      <text:p text:style-name="P1"><text:span text:style-name="T75"><text:s/> m</text:span></text:p>
      <text:p text:style-name="P1"><text:span text:style-name="T75"><text:s/> %   '   <text:s text:c="2"/>  !   Þ:  3<text:s text:c="2"/> 3<text:s text:c="2"/> 3<text:s text:c="2"/> 3<text:s text:c="2"/> 3<text:s text:c="2"/> 3<text:s text:c="2"/> 3<text:s text:c="2"/>     l   ÷       B   <text:s text:c="2"/>  D   <text:s/></text:span></text:p>
      <text:p text:style-name="P1"><text:span text:style-name="T75"><text:s/> £<text:s/></text:span></text:p>
      <text:p text:style-name="P1"><text:span text:style-name="T75"><text:s/> W%  „%  à5  <text:s/></text:span></text:p>
      <text:p text:style-name="P1"><text:span text:style-name="T75">6  Þ: <text:s text:c="2"/>  <text:s text:c="2"/>  <text:s text:c="2"/>  <text:s text:c="2"/>  <text:s text:c="2"/>  <text:s text:c="2"/>  <text:s text:c="2"/>   ^d T@@Œ ÿ ÿ ÿ ÿ ÿ ÿ ÿ ÿ ÿ                                „Ð  „˜þ^„Ð `„˜þo(     )      €                  </text:span></text:p>
      <text:p text:style-name="P1"><text:span text:style-name="T75"><text:s/>   „   „˜þ^„  `„˜þ‡h    ˆH      .      ‚                  </text:span></text:p>
      <text:p text:style-name="P1"><text:span text:style-name="T75"><text:s/>   „p<text:s/></text:span></text:p>
      <text:p text:style-name="P1"><text:span text:style-name="T75"><text:s/>„Lÿ^„p<text:s/></text:span></text:p>
      <text:p text:style-name="P1"><text:span text:style-name="T75">`„Lÿ‡h    ˆH      .      €                  </text:span></text:p>
      <text:p text:style-name="P1"><text:span text:style-name="T75"><text:s/>   „@<text:line-break/> „˜þ^„@<text:line-break/>`„˜þ‡h    ˆH      .      €                  </text:span></text:p>
      <text:p text:style-name="P1"><text:span text:style-name="T75"><text:s/>   „   „˜þ^„  `„˜þ‡h    ˆH      .      ‚                  </text:span></text:p>
      <text:p text:style-name="P1"><text:span text:style-name="T75"><text:s/>   „à  „Lÿ^„à `„Lÿ‡h    ˆH      .      €                  </text:span></text:p>
      <text:p text:style-name="P1"><text:span text:style-name="T75"><text:s/>   „°  „˜þ^„° `„˜þ‡h    ˆH      .      €                  </text:span></text:p>
      <text:p text:style-name="P1"><text:span text:style-name="T75"><text:s/>   „€  „˜þ^„€ `„˜þ‡h    ˆH   <text:s text:c="2"/> .      ‚                  </text:span></text:p>
      <text:p text:style-name="P1"><text:span text:style-name="T75"><text:s/>   „P  „Lÿ^„P `„Lÿ‡h    ˆH    <text:s/></text:span></text:p>
      <text:p text:style-name="P1"><text:span text:style-name="T75"><text:s/>.     ^d T            ÿÿÿÿÿÿ      ÿÿ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span></text:p>
      <text:p text:style-name="P1"><text:span text:style-name="T75"><text:s/></text:span></text:p>
      <text:p text:style-name="P1"><text:span text:style-name="T75"><text:s/>  <text:line-break/>´&amp;              </text:span></text:p>
      <text:p text:style-name="P1"><text:span text:style-name="T75"><text:s/>      <text:s/></text:span></text:p>
      <text:p text:style-name="P1"><text:span text:style-name="T75"><text:s/>  å       <text:tab/>   ‘U  =O; {%h *<text:s/></text:span></text:p>
      <text:p text:style-name="P1"><text:span text:style-name="T75">m ) n Xps Àjv °% –<text:line-break/>Á  oõ     Ü:  Þ:          ÿ@ €           Øú                              Ü:  p    @  ÿÿ   <text:s text:c="2"/> U n k n o w n ÿÿ  <text:s/></text:span></text:p>
      <text:p text:style-name="P1"><text:span text:style-name="T75"><text:s/>          ÿÿ      ÿÿ    ÿÿ    ÿÿ    ÿÿ        g              ÿ* àAx À<text:tab/>       ÿ       T i m e s<text:s text:c="2"/> N e w<text:s text:c="2"/> R o m a n   T i m e s<text:s text:c="2"/> N e w<text:s text:c="2"/> R o m a n   5        <text:s text:c="2"/>  <text:s text:c="2"/>                   €    S y m b o l   3.    <text:line-break/>        ÿ* àCx À<text:tab/>       ÿ       A r i a l   K* €          <text:s text:c="2"/>      </text:span></text:p>
      <text:p text:style-name="P1"><text:span text:style-name="T75"><text:s/>      <text:s text:c="2"/>       A d o b e<text:s text:c="2"/> H e i t i<text:s text:c="2"/> S t d<text:s text:c="2"/> R   7.             ÿ  áÿ¬ @<text:tab/>       Ÿ       C a l i b r i   A              ï   ë  B        Ÿ       C a m b r i a<text:s text:c="2"/> M a t h   "   1<text:s/></text:span></text:p>
      <text:p text:style-name="P1"><text:span text:style-name="T75">ˆ  ðÄ   ©     { òf{ òf           <text:tab/>  Î1           j    <text:tab/>  Î1        j       !  ð                                                                                                                                                                                                                                                                                                                          ¥ ‰ ´ ´ 20              ¾:  ¾:                                                                        <text:tab/>3ƒQ ð  <text:s/></text:span></text:p>
      <text:p text:style-name="P1"><text:span text:style-name="T75"><text:s/>üý                         <text:s/></text:span></text:p>
      <text:p text:style-name="P1"><text:span text:style-name="T75">HP    <text:tab/>ðÿ  <text:s/></text:span></text:p>
      <text:p text:style-name="P1"><text:span text:style-name="T75">$P  ä       ÿÿÿÿÿÿÿÿÿÿÿÿÿÿÿÿÿÿ=O;     2                     !                                 x   x               ÿÿ                  P a c o   P a c o                                   <text:s/></text:span></text:p>
      <text:p text:style-name="P1"><text:span text:style-name="T75"><text:s/>                                                                                                                                                                                                                                                                                                                                                                                                                                                  þÿ                          à…ŸòùOh «‘<text:s/></text:span></text:p>
      <text:p text:style-name="P1"><text:span text:style-name="T75"><text:s/>+'³Ù0       </text:span></text:p>
      <text:p text:style-name="P1"><text:span text:style-name="T75"><text:s/>      p       x  <text:s text:c="2"/>   ˆ   <text:s/></text:span></text:p>
      <text:p text:style-name="P1"><text:span text:style-name="T75"><text:s/>  ˜   <text:tab/>   ¨       ´   </text:span></text:p>
      <text:p text:style-name="P1"><text:span text:style-name="T75"><text:s/>  Ô   <text:s/></text:span></text:p>
      <text:p text:style-name="P1"><text:span text:style-name="T75"><text:s/>  à   </text:span></text:p>
      <text:p text:style-name="P1"><text:span text:style-name="T75"><text:s/>  ì       ø               <text:s/></text:span></text:p>
      <text:p text:style-name="P1"><text:span text:style-name="T75"><text:s/>              ä       <text:s/></text:span></text:p>
      <text:p text:style-name="P1"><text:span text:style-name="T75"><text:s/>  Paco        <text:s/></text:span></text:p>
      <text:p text:style-name="P1"><text:span text:style-name="T75"><text:s/>  Normal      <text:s/></text:span></text:p>
      <text:p text:style-name="P1"><text:span text:style-name="T75"><text:s/>  Paco            2           Microsoft Office Word   @    FÃ#    @     Æ  ÃË @     Æ  ÃË              <text:tab/>      Î1                                                                                                                                                                                                                                                                                                                                                                                                                                                                                                                                                                                                                                                                                                                                                                                                                                                                                                                                                                                                                                                                                                                                                                                                                                                                                                                                                                                                                                                                                                                                                                                                                                                                                                                                                                                                                                                                                                                                                                                                                                                                                                                                                                                                                                                                                                                                                                                                                                                                                                                                                                                                                                                                                                                                                                                                                                                                                                                                                                                                                                                                                                                                                                                                                                                                                                                                                                                                                                                                                                                                                                                                                                                                                                                                                                                                                                                                                                                                  þÿ                           ÕÍÕœ.  “—<text:s/></text:span></text:p>
      <text:p text:style-name="P1"><text:span text:style-name="T75"><text:s/>+,ù®0   è   <text:s/></text:span></text:p>
      <text:p text:style-name="P1"><text:span text:style-name="T75"><text:s/>      h       p       |       „       Œ       ”   <text:line-break/>   œ       ¤       ¬       ´   </text:span></text:p>
      <text:p text:style-name="P1"><text:span text:style-name="T75"><text:s/>  ¼   <text:s/></text:span></text:p>
      <text:p text:style-name="P1"><text:span text:style-name="T75"><text:s/>  É       ä                   j               ¾:        <text:s/></text:span></text:p>
      <text:p text:style-name="P1"><text:span text:style-name="T75"><text:s/><text:line-break/>       <text:line-break/>       <text:line-break/>       <text:line-break/>                    <text:s/></text:span></text:p>
      <text:p text:style-name="P1"><text:span text:style-name="T75"><text:s/>         <text:s text:c="2"/>   Título                                                                                                                                                                                                                                                                                                                                                                                                                                                                                                                                                                                                                                                                                                                                                                                                                                                                                                                                                                                                                                                                                                                                                                                                                                                                                                                                                                                                                                                                                                                                                                                                                                                                                                                                                                                                                                                                                                                                                                                                                                                                                                                                                                                                                                                                                                                                                                                                                                                                                                                                                                                                                                                                                                                                                                                                                                                                                                                                                                                                                                                                                                                                                                                                                                                                                                                                                                                                                                                                                                                                                                                                                                                                                                                                                                                                                                                                                                                                                                                                        <text:s text:c="2"/>   <text:s/></text:span></text:p>
      <text:p text:style-name="P1"><text:span text:style-name="T75"><text:s/>  <text:tab/>   </text:span></text:p>
      <text:p text:style-name="P1"><text:span text:style-name="T75"><text:s/>  <text:line-break/>   <text:s/></text:span></text:p>
      <text:p text:style-name="P1"><text:span text:style-name="T75"><text:s/>  </text:span></text:p>
      <text:p text:style-name="P1"><text:span text:style-name="T75"><text:s/>                                                                         <text:s text:c="2"/>   !   "   #   $   %   &amp;   '   (   )   *   +   ,   -   .   /   þÿÿÿ1   2   3   4   5   6   7   þÿÿÿ9   :   ;   &lt;   =   &gt;   ?   @   A   B   C   D   E   F   G   þÿÿÿI   J   K   L   M   N   O   þÿÿÿQ   R   S   T   U   V   W   þÿÿÿýÿÿÿZ   þÿÿÿþÿÿÿþ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R o o t<text:s text:c="2"/> E n t r y                                                 ÿÿÿÿÿÿÿÿ     <text:tab/>      À      F             ‚  ÃË \   €       D a t a                                                         </text:span></text:p>
      <text:p text:style-name="P1"><text:span text:style-name="T75"><text:s/>  ÿÿÿÿÿÿÿÿÿÿÿÿ                                    0           1 T a b l e                                                                 ÿÿÿÿ                                    8   N       W o r d D o c u m e n t                                                     ÿÿÿÿ                                        4^        S u m m a r y I n f o r m a t i o n                           (   ÿÿÿÿÿÿÿÿÿÿÿÿ                                    H             D o c u m e n t S u m m a r y I n f o r m a t i o n           8       ÿÿÿÿÿÿÿÿ                                    P             C o m p O b j                                                     ÿÿÿÿÿÿÿÿÿÿÿÿ                                        }                                                                           ÿÿÿÿÿÿÿÿÿÿÿÿ                                                    þ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  þÿ </text:span></text:p>
      <text:p text:style-name="P1"><text:span text:style-name="T75"><text:s/> ÿÿÿÿ <text:tab/>      À      F+   Documento de Microsoft Office Word 97-2003 </text:span></text:p>
      <text:p text:style-name="P1"><text:span text:style-name="T75"><text:s/>  MSWordDoc     Word.Document.8 ô9²q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